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0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P1dB</text:p>
          </table:table-cell>
          <table:table-cell office:value-type="string" calcext:value-type="string">
            <text:p>Psat</text:p>
          </table:table-cell>
          <table:table-cell office:value-type="string" calcext:value-type="string">
            <text:p>Pout (linear)</text:p>
          </table:table-cell>
          <table:table-cell office:value-type="string" calcext:value-type="string">
            <text:p>Power O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me Mini</text:p>
          </table:table-cell>
          <table:table-cell table:number-columns-repeated="4"/>
          <table:table-cell office:value-type="float" office:value="-15" calcext:value-type="float">
            <text:p>-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dulation (within lime/PC)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table:formula="of:=[.F2]+[.B3]" office:value-type="float" office:value="-18" calcext:value-type="float">
            <text:p>-18</text:p>
          </table:table-cell>
          <table:table-cell table:formula="of:=IF(AND(NOT(ISBLANK([.D3])); [.E3]&gt;[.D3]); MIN([.D3];[.E3]-3); IF(AND(NOT(ISBLANK([.C3])); [.E3]&gt;[.C3]);[.E3]-1; [.E3]))" office:value-type="float" office:value="-18" calcext:value-type="float">
            <text:p>-18</text:p>
          </table:table-cell>
          <table:table-cell table:number-columns-repeated="5"/>
          <table:table-cell table:style-name="ce1" office:value-type="string" calcext:value-type="string">
            <text:p>Band</text:p>
          </table:table-cell>
          <table:table-cell office:value-type="float" office:value="3.3" calcext:value-type="float">
            <text:p>3.3</text:p>
          </table:table-cell>
          <table:table-cell office:value-type="float" office:value="2.4" calcext:value-type="float">
            <text:p>2.4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table:formula="of:=[.F3]+[.B4]" office:value-type="float" office:value="-20" calcext:value-type="float">
            <text:p>-20</text:p>
          </table:table-cell>
          <table:table-cell table:formula="of:=IF(AND(NOT(ISBLANK([.D4])); [.E4]&gt;[.D4]); MIN([.D4];[.E4]-3); IF(AND(NOT(ISBLANK([.C4])); [.E4]&gt;[.C4]);[.E4]-1; [.E4]))" office:value-type="float" office:value="-20" calcext:value-type="float">
            <text:p>-20</text:p>
          </table:table-cell>
          <table:table-cell table:number-columns-repeated="5"/>
          <table:table-cell table:style-name="ce1" office:value-type="string" calcext:value-type="string">
            <text:p>Filter</text:p>
          </table:table-cell>
          <table:table-cell office:value-type="string" calcext:value-type="string">
            <text:p>BFCN-3600+</text:p>
          </table:table-cell>
          <table:table-cell office:value-type="string" calcext:value-type="string">
            <text:p>BFCN-2360+</text:p>
          </table:table-cell>
          <table:table-cell office:value-type="string" calcext:value-type="string">
            <text:p>BFCG-162W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MA3-83LNW+</text:p>
          </table:table-cell>
          <table:table-cell office:value-type="float" office:value="21" calcext:value-type="float">
            <text:p>21</text:p>
          </table:table-cell>
          <table:table-cell office:value-type="float" office:value="18.8" calcext:value-type="float">
            <text:p>18.8</text:p>
          </table:table-cell>
          <table:table-cell/>
          <table:table-cell table:formula="of:=[.F4]+[.B5]" office:value-type="float" office:value="1" calcext:value-type="float">
            <text:p>1</text:p>
          </table:table-cell>
          <table:table-cell table:formula="of:=IF(AND(NOT(ISBLANK([.D5])); [.E5]&gt;[.D5]); MIN([.D5];[.E5]-3); IF(AND(NOT(ISBLANK([.C5])); [.E5]&gt;[.C5]);[.E5]-1; [.E5]))" office:value-type="float" office:value="1" calcext:value-type="float">
            <text:p>1</text:p>
          </table:table-cell>
          <table:table-cell table:number-columns-repeated="5"/>
          <table:table-cell table:style-name="ce1" office:value-type="string" calcext:value-type="string">
            <text:p>Insertion Loss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-83W+</text:p>
          </table:table-cell>
          <table:table-cell office:value-type="float" office:value="15" calcext:value-type="float">
            <text:p>15</text:p>
          </table:table-cell>
          <table:table-cell office:value-type="float" office:value="22.6" calcext:value-type="float">
            <text:p>22.6</text:p>
          </table:table-cell>
          <table:table-cell/>
          <table:table-cell table:formula="of:=[.F5]+[.B6]" office:value-type="float" office:value="16" calcext:value-type="float">
            <text:p>16</text:p>
          </table:table-cell>
          <table:table-cell table:formula="of:=IF(AND(NOT(ISBLANK([.D6])); [.E6]&gt;[.D6]); MIN([.D6];[.E6]-3); IF(AND(NOT(ISBLANK([.C6])); [.E6]&gt;[.C6]);[.E6]-1; [.E6]))" office:value-type="float" office:value="16" calcext:value-type="float">
            <text:p>16</text:p>
          </table:table-cell>
          <table:table-cell table:number-columns-repeated="5"/>
          <table:table-cell table:style-name="ce1" office:value-type="string" calcext:value-type="string">
            <text:p>Footprint</text:p>
          </table:table-cell>
          <table:table-cell table:number-columns-repeated="2" office:value-type="string" calcext:value-type="string">
            <text:p>FV1206</text:p>
          </table:table-cell>
          <table:table-cell office:value-type="string" calcext:value-type="string">
            <text:p>GE0805C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ed Attenuator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table:formula="of:=[.F6]+[.B7]" office:value-type="float" office:value="8" calcext:value-type="float">
            <text:p>8</text:p>
          </table:table-cell>
          <table:table-cell table:formula="of:=IF(AND(NOT(ISBLANK([.D7])); [.E7]&gt;[.D7]); MIN([.D7];[.E7]-3); IF(AND(NOT(ISBLANK([.C7])); [.E7]&gt;[.C7]);[.E7]-1; [.E7]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HA-83W+</text:p>
          </table:table-cell>
          <table:table-cell office:value-type="float" office:value="15" calcext:value-type="float">
            <text:p>15</text:p>
          </table:table-cell>
          <table:table-cell office:value-type="float" office:value="22.6" calcext:value-type="float">
            <text:p>22.6</text:p>
          </table:table-cell>
          <table:table-cell/>
          <table:table-cell table:formula="of:=[.F7]+[.B8]" office:value-type="float" office:value="23" calcext:value-type="float">
            <text:p>23</text:p>
          </table:table-cell>
          <table:table-cell table:formula="of:=IF(AND(NOT(ISBLANK([.D8])); [.E8]&gt;[.D8]); MIN([.D8];[.E8]-3); IF(AND(NOT(ISBLANK([.C8])); [.E8]&gt;[.C8]);[.E8]-1; [.E8]))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MD249P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[.F8]+[.B9]" office:value-type="float" office:value="33" calcext:value-type="float">
            <text:p>33</text:p>
          </table:table-cell>
          <table:table-cell table:formula="of:=IF(AND(NOT(ISBLANK([.D9])); [.E9]&gt;[.D9]); MIN([.D9];[.E9]-3); IF(AND(NOT(ISBLANK([.C9])); [.E9]&gt;[.C9]);[.E9]-1; [.E9]))"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formula="of:=SUM([.G9:.H9])" office:value-type="float" office:value="320" calcext:value-type="float">
            <text:p>3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3"/>
          <table:table-cell table:formula="of:=[.F9]+[.B10]" office:value-type="float" office:value="30" calcext:value-type="float">
            <text:p>30</text:p>
          </table:table-cell>
          <table:table-cell table:formula="of:=IF(AND(NOT(ISBLANK([.D10])); [.E10]&gt;[.D10]); MIN([.D10];[.E10]-3); IF(AND(NOT(ISBLANK([.C10])); [.E10]&gt;[.C10]);[.E10]-1; [.E10]))"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G10:.H10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[.F10]+[.B11]" office:value-type="float" office:value="30" calcext:value-type="float">
            <text:p>30</text:p>
          </table:table-cell>
          <table:table-cell table:formula="of:=IF(AND(NOT(ISBLANK([.D11])); [.E11]&gt;[.D11]); MIN([.D11];[.E11]-3); IF(AND(NOT(ISBLANK([.C11])); [.E11]&gt;[.C11]);[.E11]-1; [.E11]))" office:value-type="float" office:value="30" calcext:value-type="float">
            <text:p>30</text:p>
          </table:table-cell>
          <table:table-cell table:number-columns-repeated="2"/>
          <table:table-cell table:formula="of:=SUM([.I9:.I10])"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[.F11]+[.B12]" office:value-type="float" office:value="30" calcext:value-type="float">
            <text:p>30</text:p>
          </table:table-cell>
          <table:table-cell table:formula="of:=IF(AND(NOT(ISBLANK([.D12])); [.E12]&gt;[.D12]); MIN([.D12];[.E12]-3); IF(AND(NOT(ISBLANK([.C12])); [.E12]&gt;[.C12]);[.E12]-1; [.E12]))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[.F12]+[.B13]" office:value-type="float" office:value="30" calcext:value-type="float">
            <text:p>30</text:p>
          </table:table-cell>
          <table:table-cell table:formula="of:=IF(AND(NOT(ISBLANK([.D13])); [.E13]&gt;[.D13]); MIN([.D13];[.E13]-3); IF(AND(NOT(ISBLANK([.C13])); [.E13]&gt;[.C13]);[.E13]-1; [.E13]))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[.F13]+[.B14]" office:value-type="float" office:value="30" calcext:value-type="float">
            <text:p>30</text:p>
          </table:table-cell>
          <table:table-cell table:formula="of:=IF(AND(NOT(ISBLANK([.D14])); [.E14]&gt;[.D14]); MIN([.D14];[.E14]-3); IF(AND(NOT(ISBLANK([.C14])); [.E14]&gt;[.C14]);[.E14]-1; [.E14]))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[.F14]+[.B15]" office:value-type="float" office:value="30" calcext:value-type="float">
            <text:p>30</text:p>
          </table:table-cell>
          <table:table-cell table:formula="of:=IF(AND(NOT(ISBLANK([.D15])); [.E15]&gt;[.D15]); MIN([.D15];[.E15]-3); IF(AND(NOT(ISBLANK([.C15])); [.E15]&gt;[.C15]);[.E15]-1; [.E15]))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[.F15]+[.B16]" office:value-type="float" office:value="30" calcext:value-type="float">
            <text:p>30</text:p>
          </table:table-cell>
          <table:table-cell table:formula="of:=IF(AND(NOT(ISBLANK([.D16])); [.E16]&gt;[.D16]); MIN([.D16];[.E16]-3); IF(AND(NOT(ISBLANK([.C16])); [.E16]&gt;[.C16]);[.E16]-1; [.E16]))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[.F16]+[.B17]" office:value-type="float" office:value="30" calcext:value-type="float">
            <text:p>30</text:p>
          </table:table-cell>
          <table:table-cell table:formula="of:=IF(AND(NOT(ISBLANK([.D17])); [.E17]&gt;[.D17]); MIN([.D17];[.E17]-3); IF(AND(NOT(ISBLANK([.C17])); [.E17]&gt;[.C17]);[.E17]-1; [.E17]))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[.F17]+[.B18]" office:value-type="float" office:value="30" calcext:value-type="float">
            <text:p>30</text:p>
          </table:table-cell>
          <table:table-cell table:formula="of:=IF(AND(NOT(ISBLANK([.D18])); [.E18]&gt;[.D18]); MIN([.D18];[.E18]-3); IF(AND(NOT(ISBLANK([.C18])); [.E18]&gt;[.C18]);[.E18]-1; [.E18]))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[.F18]+[.B19]" office:value-type="float" office:value="30" calcext:value-type="float">
            <text:p>30</text:p>
          </table:table-cell>
          <table:table-cell table:formula="of:=IF(AND(NOT(ISBLANK([.D19])); [.E19]&gt;[.D19]); MIN([.D19];[.E19]-3); IF(AND(NOT(ISBLANK([.C19])); [.E19]&gt;[.C19]);[.E19]-1; [.E19]))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[.F19]+[.B20]" office:value-type="float" office:value="30" calcext:value-type="float">
            <text:p>30</text:p>
          </table:table-cell>
          <table:table-cell table:formula="of:=IF(AND(NOT(ISBLANK([.D20])); [.E20]&gt;[.D20]); MIN([.D20];[.E20]-3); IF(AND(NOT(ISBLANK([.C20])); [.E20]&gt;[.C20]);[.E20]-1; [.E20]))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[.F20]+[.B21]" office:value-type="float" office:value="30" calcext:value-type="float">
            <text:p>30</text:p>
          </table:table-cell>
          <table:table-cell table:formula="of:=IF(AND(NOT(ISBLANK([.D21])); [.E21]&gt;[.D21]); MIN([.D21];[.E21]-3); IF(AND(NOT(ISBLANK([.C21])); [.E21]&gt;[.C21]);[.E21]-1; [.E21]))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[.F21]+[.B22]" office:value-type="float" office:value="30" calcext:value-type="float">
            <text:p>30</text:p>
          </table:table-cell>
          <table:table-cell table:formula="of:=IF(AND(NOT(ISBLANK([.D22])); [.E22]&gt;[.D22]); MIN([.D22];[.E22]-3); IF(AND(NOT(ISBLANK([.C22])); [.E22]&gt;[.C22]);[.E22]-1; [.E22]))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[.F22]+[.B23]" office:value-type="float" office:value="30" calcext:value-type="float">
            <text:p>30</text:p>
          </table:table-cell>
          <table:table-cell table:formula="of:=IF(AND(NOT(ISBLANK([.D23])); [.E23]&gt;[.D23]); MIN([.D23];[.E23]-3); IF(AND(NOT(ISBLANK([.C23])); [.E23]&gt;[.C23]);[.E23]-1; [.E23]))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[.F23]+[.B24]" office:value-type="float" office:value="30" calcext:value-type="float">
            <text:p>30</text:p>
          </table:table-cell>
          <table:table-cell table:formula="of:=IF(AND(NOT(ISBLANK([.D24])); [.E24]&gt;[.D24]); MIN([.D24];[.E24]-3); IF(AND(NOT(ISBLANK([.C24])); [.E24]&gt;[.C24]);[.E24]-1; [.E24]))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[.F24]+[.B25]" office:value-type="float" office:value="30" calcext:value-type="float">
            <text:p>30</text:p>
          </table:table-cell>
          <table:table-cell table:formula="of:=IF(AND(NOT(ISBLANK([.D25])); [.E25]&gt;[.D25]); MIN([.D25];[.E25]-3); IF(AND(NOT(ISBLANK([.C25])); [.E25]&gt;[.C25]);[.E25]-1; [.E25]))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IF(AND(NOT(ISBLANK([.D26])); [.E26]&gt;[.D26]); MIN([.D26];[.E26]-3); IF(AND(NOT(ISBLANK([.C26])); [.E26]&gt;[.C26]);[.E26]-1; [.E26]))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16"/>
          <table:table-cell office:value-type="string" calcext:value-type="string">
            <text:p>PMA3-83LNW+</text:p>
          </table:table-cell>
          <table:table-cell office:value-type="float" office:value="21" calcext:value-type="float">
            <text:p>21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TM4622AEY</text:p>
          </table:table-cell>
          <table:table-cell office:value-type="string" calcext:value-type="string">
            <text:p>dual output uModule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21:08:24.327980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8:32:00.187537165</meta:creation-date>
    <dc:date>2020-01-31T23:25:07.907624794</dc:date>
    <meta:editing-duration>PT1H35M18S</meta:editing-duration>
    <meta:editing-cycles>8</meta:editing-cycles>
    <meta:generator>LibreOffice/6.2.8.2$Linux_X86_64 LibreOffice_project/20$Build-2</meta:generator>
    <meta:document-statistic meta:table-count="1" meta:cell-count="101" meta:object-count="0"/>
  </office:meta>
</office:document-meta>
</file>